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style:font-name="Cantarell" fo:font-size="10.5pt" style:text-underline-style="none" fo:font-weight="normal" officeooo:rsid="02497159" officeooo:paragraph-rsid="024894a0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4pt" officeooo:rsid="025ea6d9" officeooo:paragraph-rsid="025ea6d9" style:font-size-asian="14pt" style:font-size-complex="14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8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6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officeooo:paragraph-rsid="02c0e263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fo:font-weight="normal" fo:background-color="#ffffff" loext:char-shading-value="0" style:font-weight-asian="normal" style:font-weight-complex="normal"/>
    </style:style>
    <style:style style:name="T14" style:family="text">
      <style:text-properties fo:font-weight="bold" fo:background-color="#ffffff" loext:char-shading-value="0" style:font-weight-asian="bold" style:font-weight-complex="bold"/>
    </style:style>
    <style:style style:name="T15" style:family="text">
      <style:text-properties fo:font-weight="bold" officeooo:rsid="0231dcd9" fo:background-color="#ffffff" loext:char-shading-value="0" style:font-weight-asian="bold" style:font-weight-complex="bold"/>
    </style:style>
    <style:style style:name="T16" style:family="text">
      <style:text-properties officeooo:rsid="025552d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265ace9"/>
    </style:style>
    <style:style style:name="T20" style:family="text">
      <style:text-properties style:text-underline-style="solid" style:text-underline-width="auto" style:text-underline-color="font-color" fo:font-weight="bold" officeooo:rsid="0265ace9" style:font-weight-asian="bold" style:font-weight-complex="bold"/>
    </style:style>
    <style:style style:name="T21" style:family="text">
      <style:text-properties style:font-name="Cantarell" fo:font-size="10.5pt" officeooo:rsid="0179a1e2" style:font-size-asian="10.5pt" style:font-size-complex="10.5pt"/>
    </style:style>
    <style:style style:name="T22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3" style:family="text">
      <style:text-properties fo:color="#7e0021" loext:opacity="100%" officeooo:rsid="00a075d5"/>
    </style:style>
    <style:style style:name="T24" style:family="text">
      <style:text-properties fo:color="#000000" loext:opacity="100%" officeooo:rsid="00a075d5"/>
    </style:style>
    <style:style style:name="T25" style:family="text">
      <style:text-properties fo:color="#7e0021" loext:opacity="100%"/>
    </style:style>
    <style:style style:name="T26" style:family="text">
      <style:text-properties officeooo:rsid="00d8713b"/>
    </style:style>
    <style:style style:name="T27" style:family="text">
      <style:text-properties officeooo:rsid="00cebda1"/>
    </style:style>
    <style:style style:name="T28" style:family="text">
      <style:text-properties officeooo:rsid="00bb4674"/>
    </style:style>
    <style:style style:name="T29" style:family="text">
      <style:text-properties officeooo:rsid="00d907bb"/>
    </style:style>
    <style:style style:name="T30" style:family="text">
      <style:text-properties fo:color="#800000" loext:opacity="100%"/>
    </style:style>
    <style:style style:name="T31" style:family="text">
      <style:text-properties officeooo:rsid="00d74aba"/>
    </style:style>
    <style:style style:name="T32" style:family="text">
      <style:text-properties officeooo:rsid="00c942f6"/>
    </style:style>
    <style:style style:name="T33" style:family="text">
      <style:text-properties officeooo:rsid="00b7b5be"/>
    </style:style>
    <style:style style:name="T34" style:family="text">
      <style:text-properties fo:color="#7e0021" loext:opacity="100%" officeooo:rsid="00bc0b60"/>
    </style:style>
    <style:style style:name="T35" style:family="text">
      <style:text-properties officeooo:rsid="00c3904c"/>
    </style:style>
    <style:style style:name="T36" style:family="text">
      <style:text-properties officeooo:rsid="00b94334"/>
    </style:style>
    <style:style style:name="T37" style:family="text">
      <style:text-properties fo:color="#800000" loext:opacity="100%" officeooo:rsid="00b43c3b"/>
    </style:style>
    <style:style style:name="T38" style:family="text">
      <style:text-properties fo:font-variant="normal" fo:text-transform="none" fo:letter-spacing="normal" fo:font-style="normal" fo:font-weight="normal" officeooo:rsid="00b43c3b"/>
    </style:style>
    <style:style style:name="T39" style:family="text">
      <style:text-properties fo:font-variant="normal" fo:text-transform="none" fo:letter-spacing="normal" fo:font-style="normal" fo:font-weight="normal" officeooo:rsid="00db09de"/>
    </style:style>
    <style:style style:name="T40" style:family="text">
      <style:text-properties officeooo:rsid="00a5c8a7"/>
    </style:style>
    <style:style style:name="T41" style:family="text">
      <style:text-properties officeooo:rsid="023ffb28"/>
    </style:style>
    <style:style style:name="T42" style:family="text">
      <style:text-properties officeooo:rsid="00d46c54"/>
    </style:style>
    <style:style style:name="T43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5" style:family="text">
      <style:text-properties style:font-name="Quicksand Light" fo:font-weight="normal" style:font-weight-asian="normal" style:font-weight-complex="normal"/>
    </style:style>
    <style:style style:name="T46" style:family="text">
      <style:text-properties style:text-underline-style="none" fo:background-color="#ffffff" loext:char-shading-value="0" loext:padding="0cm" loext:border="none" loext:shadow="none"/>
    </style:style>
    <style:style style:name="T47" style:family="text">
      <style:text-properties loext:padding="0cm" loext:border="none" loext:shadow="none"/>
    </style:style>
    <style:style style:name="T48" style:family="text">
      <style:text-properties officeooo:rsid="02c5c5fb"/>
    </style:style>
    <style:style style:name="T49" style:family="text">
      <style:text-properties fo:font-variant="normal" fo:text-transform="none" fo:letter-spacing="normal" fo:font-style="normal"/>
    </style:style>
    <style:style style:name="T50" style:family="text">
      <style:text-properties fo:font-variant="normal" fo:text-transform="none" fo:letter-spacing="normal" fo:font-style="normal" officeooo:rsid="02a51660"/>
    </style:style>
    <style:style style:name="T51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2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3" style:family="text">
      <style:text-properties officeooo:rsid="016b4424"/>
    </style:style>
    <style:style style:name="T54" style:family="text">
      <style:text-properties style:font-name="Quicksand Light" fo:font-size="16pt" fo:font-weight="normal" officeooo:rsid="02c0e263" fo:background-color="#ffffff" loext:char-shading-value="0" style:font-size-asian="16pt" style:font-weight-asian="normal" style:font-size-complex="16pt" style:font-weight-complex="normal"/>
    </style:style>
    <style:style style:name="T55" style:family="text">
      <style:text-properties style:font-name="Quicksand Light" fo:font-size="16pt" fo:font-weight="bold" officeooo:rsid="02c0e263" fo:background-color="#ffffff" loext:char-shading-value="0" style:font-size-asian="16pt" style:font-weight-asian="bold" style:font-size-complex="16pt" style:font-weight-complex="bold"/>
    </style:style>
    <style:style style:name="T56" style:family="text">
      <style:text-properties style:font-name="Quicksand Light" fo:font-size="16pt" style:text-underline-style="none" fo:font-weight="normal" fo:background-color="#ffffff" loext:char-shading-value="0" style:font-size-asian="16pt" style:font-weight-asian="normal" style:font-size-complex="16pt" style:font-weight-complex="normal"/>
    </style:style>
    <style:style style:name="T57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58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9" style:family="text">
      <style:text-properties style:font-name="Cantarell" fo:font-weight="bold" fo:background-color="#ffffff" loext:char-shading-value="0" style:font-weight-asian="bold" style:font-weight-complex="bold"/>
    </style:style>
    <style:style style:name="T60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61" style:family="text">
      <style:text-properties style:text-underline-style="none" officeooo:rsid="02c0e263"/>
    </style:style>
    <style:style style:name="T62" style:family="text">
      <style:text-properties fo:font-size="14pt" style:text-underline-style="none" officeooo:rsid="02c0e263" style:font-size-asian="14pt" style:font-size-complex="14pt"/>
    </style:style>
    <style:style style:name="T63" style:family="text">
      <style:text-properties fo:font-size="14pt" style:text-underline-style="none" style:font-size-asian="14pt" style:font-size-complex="14pt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2cb1612"/>
    </style:style>
    <style:style style:name="T66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67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>As each one has received a gift, use it to serve one another as good stewards of God’s varied grace.</text:p>
      <text:p text:style-name="P7">1 peter 4:10</text:p>
      <text:p text:style-name="P7"/>
      <text:p text:style-name="P8"><text:span text:style-name="T13">E</text:span><text:span text:style-name="T14">XPERIE</text:span><text:span text:style-name="T15">NCE</text:span></text:p>
      <text:p text:style-name="P9"/>
      <text:section text:style-name="Sect1" text:name="Section5">
        <text:p text:style-name="P10">SOFTWARE <text:s/>E<text:span text:style-name="T16">ngr.</text:span> <text:s text:c="48"/></text:p>
        <text:p text:style-name="P11">DEVELOPER</text:p>
      </text:section>
      <text:section text:style-name="Sect1" text:name="Section2">
        <text:p text:style-name="P10">RAJAGIRI <text:s/>[SET]</text:p>
        <text:p text:style-name="P10"/>
        <text:p text:style-name="P10">SCIENTIFIC <text:s/>ASSISTANT</text:p>
        <text:p text:style-name="P10">RAJAGIRI <text:s/>[SET]</text:p>
        <text:p text:style-name="P12"><text:s/></text:p>
        <text:p text:style-name="P13"><text:span text:style-name="T17">K</text:span><text:span text:style-name="T18">NOWLEDGE</text:span><text:span text:style-name="T17"> /</text:span><text:span text:style-name="T19">W</text:span><text:span text:style-name="T20">ISDOM</text:span><text:span text:style-name="T17"> <text:s text:c="2"/>O</text:span><text:span text:style-name="T18">F:</text:span><text:span text:style-name="T21"><text:tab/></text:span></text:p>
        <text:p text:style-name="P14">FREE SOFTWARE FOUNDATION</text:p>
        <text:p text:style-name="P15"/>
        <text:p text:style-name="P14">MAINRAINER</text:p>
        <text:p text:style-name="P14">GNU <text:s/>PROJECT</text:p>
        <text:p text:style-name="P16"/>
        <text:p text:style-name="P17"><text:span text:style-name="T22"/></text:p>
      </text:section>
      <text:section text:style-name="Sect2" text:name="Section1">
        <text:p text:style-name="P18"><text:span text:style-name="T23">Algorithm Development</text:span><text:span text:style-name="T24">: Bit Twiddling Hacks</text:span></text:p>
        <text:p text:style-name="P19"><text:span text:style-name="T25">Build System</text:span>: Autotools</text:p>
        <text:p text:style-name="P19"><text:span text:style-name="T25">Computer Graphics</text:span>: GIMP</text:p>
        <text:p text:style-name="P19"><text:span text:style-name="T25">Configuration</text:span>: <text:span text:style-name="T26">debconf</text:span></text:p>
        <text:p text:style-name="P19"><text:span text:style-name="T25">Content Management System</text:span>: Wordpress <text:span text:style-name="T27"><text:s/>Drupal</text:span></text:p>
        <text:p text:style-name="P19"><text:span text:style-name="T25">Database</text:span>: MySQL <text:s/><text:span text:style-name="T28">(Berkely DB)</text:span></text:p>
        <text:p text:style-name="P19"><text:span text:style-name="T25">Debug</text:span>: GNU gdb <text:s/><text:span text:style-name="T29">strace</text:span></text:p>
        <text:p text:style-name="P19"><text:span text:style-name="T25">Defect Tracking System</text:span>: Bugzilla</text:p>
        <text:p text:style-name="P19"><text:span text:style-name="T25">Desktop Environment</text:span>: GNOME KDE XFCE</text:p>
        <text:p text:style-name="P20"><text:span text:style-name="T30">Distribution</text:span><text:span text:style-name="T25">: </text:span>Debian Fedora Ubuntu RedHat</text:p>
        <text:p text:style-name="P21"><text:span text:style-name="T25">Document Processing</text:span>: La<text:span text:style-name="T31">T</text:span>ex <text:s/>LibreOffice Writer</text:p>
        <text:p text:style-name="P19"><text:span text:style-name="T25">Domain Name Service</text:span>: BIND <text:s/><text:span text:style-name="T32">pdnsd</text:span></text:p>
        <text:p text:style-name="P19"><text:span text:style-name="T25">Electronic Mail</text:span>: Exim <text:s/>Mutt <text:s/>Procmail <text:s/>Fetchmail</text:p>
        <text:p text:style-name="P19"><text:span text:style-name="T25">File Systems</text:span>: NFS NIS <text:span text:style-name="T33">EXT2 EXT3 EXT4 XFS ReiserFS <text:s/>ZFS</text:span></text:p>
        <text:p text:style-name="P19"><text:span text:style-name="T25">High Performance Computing</text:span> : Mosix/Openmosix Cluster</text:p>
        <text:p text:style-name="P19"><text:span text:style-name="T25">Infrastrcture</text:span>: Web Desktop Commandline</text:p>
        <text:p text:style-name="P19"><text:span text:style-name="T25">Installer</text:span>: GNU Source Installer </text:p>
        <text:p text:style-name="P19"><text:span text:style-name="T25">O</text:span><text:span text:style-name="T34">perating System</text:span>: <text:s/>GNU/<text:span text:style-name="T35">{Linux,Hurd} <text:s/></text:span><text:s/><text:span text:style-name="T36">OpenSolaris FreeBSD </text:span></text:p>
        <text:p text:style-name="P22"><text:span text:style-name="T30">Package Management</text:span>: APT YUM Guix</text:p>
        <text:p text:style-name="P23"><text:span text:style-name="T37">Packaging : </text:span><text:span text:style-name="T38"><text:s/>Debian and GN</text:span><text:span text:style-name="T39">U</text:span></text:p>
        <text:p text:style-name="P19"><text:span text:style-name="T25">Packet Filtering</text:span>: IPTABLES</text:p>
        <text:p text:style-name="P19"><text:span text:style-name="T25">Programming Language</text:span>: <text:s/><text:span text:style-name="T40">(GNU </text:span>C<text:span text:style-name="T40">)</text:span> <text:s/>Shell Python PHP HTML,<text:span text:style-name="T41">JavaScript,Scheme,Emacs Lisp</text:span></text:p>
        <text:p text:style-name="P19"><text:span text:style-name="T25">Protocol</text:span>: XDMCP SSH OpenLDAP BOOTP TFTP DHCP HTTP SMB/CIFS <text:s/></text:p>
        <text:p text:style-name="P19"><text:span text:style-name="T25">Proxy</text:span>: Squi<text:span text:style-name="T28">d </text:span></text:p>
        <text:p text:style-name="P19"><text:span text:style-name="T25">Routing</text:span>: VYATTA</text:p>
        <text:p text:style-name="P19"><text:span text:style-name="T25">Testing</text:span>: Autotest,<text:span text:style-name="T41">GIT <text:s/>BISECT</text:span></text:p>
        <text:p text:style-name="P19"><text:span text:style-name="T25">Text Editor</text:span>: Emacs Vim <text:span text:style-name="T42"><text:s/>gedit zile nano</text:span></text:p>
        <text:p text:style-name="P19"><text:span text:style-name="T25">User Interface and Experience</text:span>: CSS HTML</text:p>
        <text:p text:style-name="P24"><text:span text:style-name="T30">Version Control System: </text:span>CVS <text:s/>Git</text:p>
        <text:p text:style-name="P25"><text:span text:style-name="T43">Windowing System</text:span><text:span text:style-name="T44">: X Window System</text:span><text:line-break/></text:p>
        <text:p text:style-name="P26"/>
      </text:section>
      <text:p text:style-name="P27"/>
      <text:section text:style-name="Sect1" text:name="Section3">
        <text:section text:style-name="Sect3" text:name="Section28">
          <text:section text:style-name="Sect1" text:name="Section4">
            <text:p text:style-name="P28"><text:span text:style-name="T45">C</text:span>ERTIFICATION</text:p>
            <text:p text:style-name="P29"><text:span text:style-name="T46">Python for Everybody</text:span><text:span text:style-name="T47">,</text:span> a <text:span text:style-name="T48">5 </text:span>course specialization by</text:p>
            <text:p text:style-name="P29">University of Michigan on Coursera. </text:p>
            <text:p text:style-name="P30"><text:span text:style-name="T49">Specialization Certificate earned on April 12, 201</text:span><text:span text:style-name="T50">6</text:span></text:p>
            <text:p text:style-name="P31"/>
            <text:p text:style-name="P32"><text:span text:style-name="T51">E</text:span><text:span text:style-name="T52">DUCATION</text:span></text:p>
            <text:p text:style-name="P33"><text:span text:style-name="T53">S</text:span>ri Ramakrishna Engineering College, 1996-2000</text:p>
            <text:p text:style-name="P33">Bachelor of <text:span text:style-name="T46">Computer Science and Engineering</text:span></text:p>
            <text:p text:style-name="P34">Bharathiar University.</text:p>
            <text:p text:style-name="P35"/>
          </text:section>
          <text:p text:style-name="P36"><text:span text:style-name="T54">R</text:span><text:span text:style-name="T55">ESEARCH</text:span><text:span text:style-name="T56"> </text:span><text:span text:style-name="T57"><text:s text:c="55"/></text:span><text:span text:style-name="T51">P</text:span><text:span text:style-name="T58">ERSONAL</text:span><text:span text:style-name="T59"> </text:span><text:span text:style-name="T60">D</text:span><text:span text:style-name="T58">ETAILS</text:span></text:p>
          <text:p text:style-name="P37"><text:span text:style-name="T61"><text:s/></text:span><text:span text:style-name="T62">DEBIAN</text:span><text:span text:style-name="T63"> <text:s text:c="2"/></text:span><text:span text:style-name="T64"><text:s/></text:span><text:span text:style-name="T65">[KB]</text:span><text:span text:style-name="T64"> <text:s text:c="67"/></text:span>DOB 31.12 1976</text:p>
          <text:p text:style-name="P38"><text:s text:c="105"/>FLAT No. 807 ,Devadeyam Elder Village</text:p>
          <text:p text:style-name="P38"><text:s text:c="105"/>Pallissery Thrissur. P.O Arattupuzha</text:p>
          <text:p text:style-name="P39"><text:s text:c="105"/>Vallachira, Kerala. <text:s/>680562. India .</text:p>
          <text:p text:style-name="P39">‪ <text:s text:c="104"/><text:span text:style-name="T18">9895580465 </text:span><text:span text:style-name="T66">(</text:span><text:span text:style-name="T67">P</text:span><text:span text:style-name="T66">hone </text:span><text:span text:style-name="T67">N</text:span><text:span text:style-name="T66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7T19:58:53.770838427</dc:date>
    <meta:editing-duration>P1DT15H26M49S</meta:editing-duration>
    <meta:editing-cycles>565</meta:editing-cycles>
    <meta:generator>LibreOffice/26.2.0.3$Linux_X86_64 LibreOffice_project/620$Build-3</meta:generator>
    <meta:print-date>2026-03-21T18:52:23.267476639</meta:print-date>
    <meta:printed-by>PDF files</meta:printed-by>
    <meta:document-statistic meta:table-count="0" meta:image-count="0" meta:object-count="0" meta:page-count="1" meta:paragraph-count="62" meta:word-count="272" meta:character-count="2593" meta:non-whitespace-character-count="1752"/>
  </office:meta>
</office:document-meta>
</file>